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666aa3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6ca4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style:font-size-asian="11pt" style:font-size-complex="11pt"/>
    </style:style>
    <style:style style:name="T14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officeooo:rsid="1035cc54"/>
    </style:style>
    <style:style style:name="T154" style:family="text">
      <style:text-properties officeooo:rsid="103b85c2"/>
    </style:style>
    <style:style style:name="T155" style:family="text">
      <style:text-properties officeooo:rsid="10d28a1c"/>
    </style:style>
    <style:style style:name="T156" style:family="text">
      <style:text-properties officeooo:rsid="10b6b930"/>
    </style:style>
    <style:style style:name="T157" style:family="text">
      <style:text-properties fo:language="en" fo:country="GB" officeooo:rsid="10b6b930"/>
    </style:style>
    <style:style style:name="T158" style:family="text">
      <style:text-properties fo:language="en" fo:country="GB"/>
    </style:style>
    <style:style style:name="T159" style:family="text">
      <style:text-properties fo:language="en" fo:country="GB" officeooo:rsid="10a19599"/>
    </style:style>
    <style:style style:name="T160" style:family="text">
      <style:text-properties fo:language="en" fo:country="GB" officeooo:rsid="10d28a1c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officeooo:rsid="0d1ec96e" style:font-size-asian="12pt" style:font-size-complex="12pt"/>
    </style:style>
    <style:style style:name="T189" style:family="text">
      <style:text-properties style:font-name="Liberation Sans" fo:font-size="12pt" fo:language="en" fo:country="GB" officeooo:rsid="110298af" style:font-size-asian="12pt" style:font-size-complex="12pt"/>
    </style:style>
    <style:style style:name="T190" style:family="text">
      <style:text-properties style:font-name="Liberation Sans" fo:font-size="12pt" fo:language="en" fo:country="GB" officeooo:rsid="0ff397b4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 fo:language="en" fo:country="GB" officeooo:rsid="0f51b898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language="en" fo:country="GB" style:text-underline-style="none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0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3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4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5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:</text:span><text:span text:style-name="T124"><text:line-break/></text:span><text:span text:style-name="Strong_20_Emphasis"><text:span text:style-name="T123">debian-live-...-amd64-</text:span></text:span><text:span text:style-name="Strong_20_Emphasis"><text:span text:style-name="T125">gnome</text:span></text:span><text:span text:style-name="Strong_20_Emphasis"><text:span text:style-name="T126">.iso</text:span></text:span><text:span text:style-name="Strong_20_Emphasis"><text:span text:style-name="T127"><text:tab/><text:tab/>most used, similar to Ubuntu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5">cinnamon</text:span></text:span><text:span text:style-name="Strong_20_Emphasis"><text:span text:style-name="T126">.iso</text:span></text:span><text:span text:style-name="T127"> <text:tab/>similar to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5">lxqt</text:span></text:span><text:span text:style-name="Strong_20_Emphasis"><text:span text:style-name="T126">.iso</text:span></text:span><text:span text:style-name="T127"> <text:tab/><text:tab/><text:tab/>similar to Windows, for </text:span><text:span text:style-name="T128">very </text:span><text:span text:style-name="T127">old computers</text:span><text:span text:style-name="T129"><text:line-break/>On </text:span><text:a xlink:type="simple" xlink:href="https://karelzimmer.nl/en" text:style-name="Internet_20_link" text:visited-style-name="Visited_20_Internet_20_Link"><text:span text:style-name="Strong_20_Emphasis"><text:span text:style-name="T130">karelzimmer.nl/en</text:span></text:span></text:a><text:span text:style-name="T129">, under </text:span><text:span text:style-name="T125">Linux!</text:span><text:span text:style-name="T129">, at the top of the </text:span><text:span text:style-name="T125">Linux info</text:span><text:span text:style-name="T129"> section, you'll find instructions for creating a bootable USB stick.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32">Select </text:span><text:span text:style-name="T133">Live </text:span><text:span text:style-name="T134">system (amd64)</text:span><text:span text:style-name="T135"> </text:span><text:span text:style-name="T136">and press </text:span><text:span text:style-name="T137">the</text:span><text:span text:style-name="T138"> </text:span><text:span text:style-name="T139">Enter</text:span><text:span text:style-name="T13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4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41">Start the installation by clicking </text:span><text:span text:style-name="Strong_20_Emphasis"><text:span text:style-name="T142">Activities</text:span></text:span><text:span text:style-name="T141"> and clicking </text:span><text:span text:style-name="Strong_20_Emphasis"><text:span text:style-name="T142">Install Debia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43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44">Follow the installation screens and complete them.</text:span></text:span><text:span text:style-name="T14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46">Connect to the </text:span><text:span text:style-name="T147">network</text:span><text:span text:style-name="T14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48">At</text:span><text:span text:style-name="T141"> </text:span><text:span text:style-name="T142">Welcome</text:span><text:span text:style-name="T141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49">Select </text:span><text:span text:style-name="T150">application and </text:span><text:span text:style-name="T149">system language, and c</text:span><text:span text:style-name="T151">lic</text:span><text:span text:style-name="T148">k</text:span><text:span text:style-name="T151"> </text:span><text:span text:style-name="Strong_20_Emphasis"><text:span text:style-name="T152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53">At</text:span> <text:span text:style-name="Strong_20_Emphasis">Regio</text:span><text:span text:style-name="Strong_20_Emphasis"><text:span text:style-name="T154">n</text:span></text:span> <text:span text:style-name="T153">choose</text:span> <text:span text:style-name="Strong_20_Emphasis">Europ</text:span><text:span text:style-name="Strong_20_Emphasis"><text:span text:style-name="T153">e</text:span></text:span> <text:span text:style-name="T155">and click </text:span><text:span text:style-name="Strong_20_Emphasis"><text:span text:style-name="T155">Next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56">At</text:span> <text:span text:style-name="Strong_20_Emphasis"><text:span text:style-name="T156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57">Choose</text:span><text:span text:style-name="T158"> </text:span><text:span text:style-name="Strong_20_Emphasis"><text:span text:style-name="T158">English (US)</text:span></text:span><text:span text:style-name="T158"> </text:span><text:span text:style-name="T157">a</text:span><text:span text:style-name="T159">n</text:span><text:span text:style-name="T157">d</text:span><text:span text:style-name="T159"> </text:span><text:span text:style-name="Strong_20_Emphasis"><text:span text:style-name="T159">English (US, intl., with dead keys)</text:span></text:span><text:span text:style-name="T159">, </text:span><text:span text:style-name="T160">and click </text:span><text:span text:style-name="Strong_20_Emphasis"><text:span text:style-name="T160">Next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61">At </text:span><text:span text:style-name="Strong_20_Emphasis"><text:span text:style-name="T162">Users</text:span></text:span><text:span text:style-name="T16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64">E</text:span><text:span text:style-name="T165">nter </text:span><text:span text:style-name="Strong_20_Emphasis"><text:span text:style-name="T162">What is your name</text:span></text:span><text:span text:style-name="T166"> </text:span><text:span text:style-name="T167">&lt;</text:span><text:span text:style-name="T168">user</text:span><text:span text:style-name="T167">&gt;</text:span><text:span text:style-name="T169">, </text:span><text:span text:style-name="Strong_20_Emphasis"><text:span text:style-name="T170"><text:line-break/></text:span></text:span><text:span text:style-name="Strong_20_Emphasis"><text:span text:style-name="T171">What name do you want to use to log in</text:span></text:span><text:span text:style-name="T172"> </text:span><text:span text:style-name="T167">&lt;</text:span><text:span text:style-name="T168">user</text:span><text:span text:style-name="T173">name</text:span><text:span text:style-name="T167">&gt;</text:span><text:span text:style-name="T172">,</text:span><text:span text:style-name="Strong_20_Emphasis"><text:span text:style-name="T174"><text:line-break/></text:span></text:span><text:span text:style-name="Strong_20_Emphasis"><text:span text:style-name="T175">What is the na</text:span></text:span><text:span text:style-name="Strong_20_Emphasis"><text:span text:style-name="T171">me of </text:span></text:span><text:span text:style-name="Strong_20_Emphasis"><text:span text:style-name="T176">this</text:span></text:span><text:span text:style-name="Strong_20_Emphasis"><text:span text:style-name="T171"> computer</text:span></text:span><text:span text:style-name="T177"> &lt;</text:span><text:span text:style-name="T178">computerna</text:span><text:span text:style-name="T179">me&gt;</text:span><text:span text:style-name="T172">,</text:span><text:span text:style-name="Strong_20_Emphasis"><text:span text:style-name="T174"><text:line-break/></text:span></text:span><text:span text:style-name="Strong_20_Emphasis"><text:span text:style-name="T180">enter a </text:span></text:span><text:span text:style-name="Strong_20_Emphasis"><text:span text:style-name="T181">password</text:span></text:span><text:span text:style-name="T182"> twice </text:span><text:span text:style-name="T183">and click </text:span><text:span text:style-name="Strong_20_Emphasis"><text:span text:style-name="T184">Next</text:span></text:span><text:span text:style-name="T183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85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86">Log in as </text:span><text:span text:style-name="T167">&lt;</text:span><text:span text:style-name="T168">user</text:span><text:span text:style-name="T167">&gt;</text:span><text:span text:style-name="T186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87">Press the Super key</text:span><text:span text:style-name="T67"><text:note text:id="ftn6" text:note-class="footnote"><text:note-citation>1</text:note-citation><text:note-body><text:p text:style-name="P73">Windows, command, or magnifying glass key.</text:p></text:note-body></text:note></text:span><text:span text:style-name="T187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11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8">Type the </text:span><text:span text:style-name="T189">following </text:span><text:span text:style-name="T188">t</text:span><text:span text:style-name="T190">hree</text:span><text:span text:style-name="T188"> commands, each followed by the</text:span><text:span text:style-name="T72"> </text:span><text:span text:style-name="T78">Enter</text:span><text:span text:style-name="T188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191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192">Press the Super key</text:span><text:span text:style-name="T193">1</text:span><text:span text:style-name="T192">, </text:span><text:span text:style-name="T194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9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195">Se</text:span><text:span text:style-name="T196">lect</text:span><text:span text:style-name="T195"> </text:span><text:span text:style-name="Strong_20_Emphasis"><text:span text:style-name="T197">3</text:span></text:span><text:span text:style-name="T198"> </text:span><text:span text:style-name="T199">Finish installatio</text:span><text:span text:style-name="T200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01">S</text:span></text:span><text:span text:style-name="Strong_20_Emphasis"><text:span text:style-name="T202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03">Log in as</text:span><text:span text:style-name="T186"> </text:span><text:span text:style-name="T167">&lt;</text:span><text:span text:style-name="T168">user</text:span><text:span text:style-name="T167">&gt;</text:span><text:span text:style-name="T204"><text:note text:id="ftn7" text:note-class="footnote"><text:note-citation>1</text:note-citation><text:note-body><text:p text:style-name="P85"><text:span text:style-name="T205">Login any additional </text:span><text:span text:style-name="T206">user</text:span><text:span text:style-name="T207">s </text:span><text:span text:style-name="T205">and follow the same steps.</text:span></text:p></text:note-body></text:note></text:span><text:span text:style-name="T186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08">Follow the welcome screens.</text:span><text:span text:style-name="T140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09">Press the Super key</text:span><text:span text:style-name="T67"><text:note text:id="ftn8" text:note-class="footnote"><text:note-citation>2</text:note-citation><text:note-body><text:p text:style-name="P73">Windows, command, or magnifying glass key.</text:p></text:note-body></text:note></text:span><text:span text:style-name="T209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2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10">Select</text:span><text:span text:style-name="T195"> </text:span><text:span text:style-name="Strong_20_Emphasis"><text:span text:style-name="T197">4</text:span></text:span><text:span text:style-name="T211"> </text:span><text:span text:style-name="T212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13">End of checklist,</text:span><text:span text:style-name="T214"> </text:span><text:span text:style-name="T214"><text:user-field-get text:name="Distro">Debian</text:user-field-get></text:span><text:span text:style-name="T104"><text:s/></text:span><text:span text:style-name="T105">Desktop</text:span><text:span text:style-name="T106"> </text:span><text:span text:style-name="T213">installation is complete.</text:span></text:p>
      <text:p text:style-name="P97"/>
      <text:p text:style-name="P98"><text:span text:style-name="T215">Written</text:span><text:span text:style-name="T216"> </text:span><text:span text:style-name="T215">by</text:span><text:span text:style-name="T216"> </text:span><text:a xlink:type="simple" xlink:href="mailto:info@karelzimmer.nl?subject=Checklist%20installation%20Linux" text:style-name="Internet_20_link" text:visited-style-name="Visited_20_Internet_20_Link"><text:span text:style-name="T217">Karel Zimmer</text:span></text:a><text:span text:style-name="T218">.</text:span></text:p>
      <text:p text:style-name="P99"><text:span text:style-name="T219">License </text:span><text:span text:style-name="T220">C</text:span><text:span text:style-name="T221">C0</text:span><text:span text:style-name="T218"> 1.0</text:span><text:span text:style-name="T222"> </text:span><text:span text:style-name="T22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2"><text:s/></text:span><text:span text:style-name="T22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12T12:31:36.446385397">12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12:31:36.360445289</dc:date>
    <meta:keyword>Installatie</meta:keyword>
    <meta:keyword>Checklist</meta:keyword>
    <meta:keyword>Linux</meta:keyword>
    <meta:editing-cycles>7138</meta:editing-cycles>
    <meta:editing-duration>P12DT18H31M28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7" meta:word-count="603" meta:character-count="3648" meta:non-whitespace-character-count="3106"/>
    <meta:user-defined meta:name="Info 1"/>
    <meta:user-defined meta:name="Info 2"/>
    <meta:user-defined meta:name="Info 3"/>
    <meta:user-defined meta:name="Info 4"/>
  </office:meta>
</office:document-meta>
</file>